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41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74.15mm"/>
    </style:style>
    <style:style style:name="co4" style:family="table-column">
      <style:table-column-properties fo:break-before="auto" style:column-width="22.6mm"/>
    </style:style>
    <style:style style:name="co5" style:family="table-column">
      <style:table-column-properties fo:break-before="auto" style:column-width="11.69mm"/>
    </style:style>
    <style:style style:name="co6" style:family="table-column">
      <style:table-column-properties fo:break-before="auto" style:column-width="12.52mm"/>
    </style:style>
    <style:style style:name="co7" style:family="table-column">
      <style:table-column-properties fo:break-before="auto" style:column-width="11.17mm"/>
    </style:style>
    <style:style style:name="co8" style:family="table-column">
      <style:table-column-properties fo:break-before="auto" style:column-width="12.79mm"/>
    </style:style>
    <style:style style:name="co9" style:family="table-column">
      <style:table-column-properties fo:break-before="auto" style:column-width="13.07mm"/>
    </style:style>
    <style:style style:name="co10" style:family="table-column">
      <style:table-column-properties fo:break-before="auto" style:column-width="13.34mm"/>
    </style:style>
    <style:style style:name="co11" style:family="table-column">
      <style:table-column-properties fo:break-before="auto" style:column-width="14.98mm"/>
    </style:style>
    <style:style style:name="co12" style:family="table-column">
      <style:table-column-properties fo:break-before="auto" style:column-width="16.6mm"/>
    </style:style>
    <style:style style:name="co13" style:family="table-column">
      <style:table-column-properties fo:break-before="auto" style:column-width="15.24mm"/>
    </style:style>
    <style:style style:name="co14" style:family="table-column">
      <style:table-column-properties fo:break-before="auto" style:column-width="15.52mm"/>
    </style:style>
    <style:style style:name="co15" style:family="table-column">
      <style:table-column-properties fo:break-before="auto" style:column-width="16.05mm"/>
    </style:style>
    <style:style style:name="co16" style:family="table-column">
      <style:table-column-properties fo:break-before="auto" style:column-width="16.88mm"/>
    </style:style>
    <style:style style:name="co17" style:family="table-column">
      <style:table-column-properties fo:break-before="auto" style:column-width="15.79mm"/>
    </style:style>
    <style:style style:name="co18" style:family="table-column">
      <style:table-column-properties fo:break-before="auto" style:column-width="14.15mm"/>
    </style:style>
    <style:style style:name="co19" style:family="table-column">
      <style:table-column-properties fo:break-before="auto" style:column-width="14.69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ection_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visibility="collapse" table:default-cell-style-name="ce1"/>
        <table:table-column table:style-name="co7" table:visibility="collapse" table:default-cell-style-name="ce1"/>
        <table:table-column table:style-name="co8" table:visibility="collapse" table:default-cell-style-name="ce1"/>
        <table:table-column table:style-name="co9" table:visibility="collapse" table:default-cell-style-name="ce1"/>
        <table:table-column table:style-name="co10" table:visibility="collapse" table:default-cell-style-name="ce1"/>
        <table:table-column table:style-name="co8" table:visibility="collapse" table:default-cell-style-name="ce1"/>
        <table:table-column table:style-name="co11" table:visibility="collapse" table:default-cell-style-name="ce1"/>
        <table:table-column table:style-name="co12" table:visibility="collapse" table:default-cell-style-name="ce1"/>
        <table:table-column table:style-name="co13" table:visibility="collapse" table:default-cell-style-name="ce1"/>
        <table:table-column table:style-name="co12" table:visibility="collapse" table:number-columns-repeated="2" table:default-cell-style-name="ce1"/>
        <table:table-column table:style-name="co11" table:visibility="collapse" table:default-cell-style-name="ce1"/>
        <table:table-column table:style-name="co13" table:visibility="collapse" table:default-cell-style-name="ce1"/>
        <table:table-column table:style-name="co11" table:visibility="collapse" table:default-cell-style-name="ce1"/>
        <table:table-column table:style-name="co14" table:visibility="collapse" table:default-cell-style-name="ce1"/>
        <table:table-column table:style-name="co15" table:visibility="collapse" table:number-columns-repeated="3" table:default-cell-style-name="ce1"/>
        <table:table-column table:style-name="co13" table:visibility="collapse" table:number-columns-repeated="2" table:default-cell-style-name="ce1"/>
        <table:table-column table:style-name="co15" table:visibility="collapse" table:default-cell-style-name="ce1"/>
        <table:table-column table:style-name="co16" table:visibility="collapse" table:default-cell-style-name="ce1"/>
        <table:table-column table:style-name="co17" table:visibility="collapse" table:default-cell-style-name="ce1"/>
        <table:table-column table:style-name="co15" table:visibility="collapse" table:number-columns-repeated="2" table:default-cell-style-name="ce1"/>
        <table:table-column table:style-name="co18" table:visibility="collapse" table:default-cell-style-name="ce1"/>
        <table:table-column table:style-name="co19" table:visibility="collapse" table:default-cell-style-name="ce1"/>
        <table:table-column table:style-name="co16" table:default-cell-style-name="ce1"/>
        <table:table-column table:style-name="co5" table:number-columns-repeated="3" table:default-cell-style-name="ce1"/>
        <table:table-column table:style-name="co20" table:number-columns-repeated="987" table:default-cell-style-name="ce1"/>
        <table:table-row table:style-name="ro1">
          <table:table-cell office:value-type="string" calcext:value-type="string">
            <text:p>s_no</text:p>
          </table:table-cell>
          <table:table-cell office:value-type="string" calcext:value-type="string">
            <text:p>reg_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d_sem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day_6</text:p>
          </table:table-cell>
          <table:table-cell office:value-type="string" calcext:value-type="string">
            <text:p>day_7</text:p>
          </table:table-cell>
          <table:table-cell office:value-type="string" calcext:value-type="string">
            <text:p>day_8</text:p>
          </table:table-cell>
          <table:table-cell office:value-type="string" calcext:value-type="string">
            <text:p>day_9</text:p>
          </table:table-cell>
          <table:table-cell office:value-type="string" calcext:value-type="string">
            <text:p>day_10</text:p>
          </table:table-cell>
          <table:table-cell office:value-type="string" calcext:value-type="string">
            <text:p>day_11</text:p>
          </table:table-cell>
          <table:table-cell office:value-type="string" calcext:value-type="string">
            <text:p>day_12</text:p>
          </table:table-cell>
          <table:table-cell office:value-type="string" calcext:value-type="string">
            <text:p>day_13</text:p>
          </table:table-cell>
          <table:table-cell office:value-type="string" calcext:value-type="string">
            <text:p>day_14</text:p>
          </table:table-cell>
          <table:table-cell office:value-type="string" calcext:value-type="string">
            <text:p>day_15</text:p>
          </table:table-cell>
          <table:table-cell office:value-type="string" calcext:value-type="string">
            <text:p>day_16</text:p>
          </table:table-cell>
          <table:table-cell office:value-type="string" calcext:value-type="string">
            <text:p>day_17</text:p>
          </table:table-cell>
          <table:table-cell office:value-type="string" calcext:value-type="string">
            <text:p>day_18</text:p>
          </table:table-cell>
          <table:table-cell office:value-type="string" calcext:value-type="string">
            <text:p>day_19</text:p>
          </table:table-cell>
          <table:table-cell office:value-type="string" calcext:value-type="string">
            <text:p>day_20</text:p>
          </table:table-cell>
          <table:table-cell office:value-type="string" calcext:value-type="string">
            <text:p>day_21</text:p>
          </table:table-cell>
          <table:table-cell office:value-type="string" calcext:value-type="string">
            <text:p>day_22</text:p>
          </table:table-cell>
          <table:table-cell office:value-type="string" calcext:value-type="string">
            <text:p>day_23</text:p>
          </table:table-cell>
          <table:table-cell office:value-type="string" calcext:value-type="string">
            <text:p>day_24</text:p>
          </table:table-cell>
          <table:table-cell office:value-type="string" calcext:value-type="string">
            <text:p>day_25</text:p>
          </table:table-cell>
          <table:table-cell office:value-type="string" calcext:value-type="string">
            <text:p>day_26</text:p>
          </table:table-cell>
          <table:table-cell office:value-type="string" calcext:value-type="string">
            <text:p>day_27</text:p>
          </table:table-cell>
          <table:table-cell office:value-type="string" calcext:value-type="string">
            <text:p>day_28</text:p>
          </table:table-cell>
          <table:table-cell office:value-type="string" calcext:value-type="string">
            <text:p>Q1</text:p>
          </table:table-cell>
          <table:table-cell table:style-name="Default"/>
          <table:table-cell table:number-columns-repeated="98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41011135" calcext:value-type="float">
            <text:p>1341011135</text:p>
          </table:table-cell>
          <table:table-cell office:value-type="string" calcext:value-type="string">
            <text:p>SABYASACHI DAS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1011003" calcext:value-type="float">
            <text:p>1441011003</text:p>
          </table:table-cell>
          <table:table-cell office:value-type="string" calcext:value-type="string">
            <text:p>AKSHAYA KUMAR LOHAR</text:p>
          </table:table-cell>
          <table:table-cell office:value-type="float" office:value="4.5" calcext:value-type="float">
            <text:p>4.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1011009" calcext:value-type="float">
            <text:p>1441011009</text:p>
          </table:table-cell>
          <table:table-cell office:value-type="string" calcext:value-type="string">
            <text:p>SATYAJIT KHATUA</text:p>
          </table:table-cell>
          <table:table-cell office:value-type="float" office:value="12.5" calcext:value-type="float">
            <text:p>12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1011010" calcext:value-type="float">
            <text:p>1441011010</text:p>
          </table:table-cell>
          <table:table-cell office:value-type="string" calcext:value-type="string">
            <text:p>BISWAJIT SINGHSAMANTA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1011015" calcext:value-type="float">
            <text:p>1441011015</text:p>
          </table:table-cell>
          <table:table-cell office:value-type="string" calcext:value-type="string">
            <text:p>CHINMAYA NAIK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1011028" calcext:value-type="float">
            <text:p>1441011028</text:p>
          </table:table-cell>
          <table:table-cell office:value-type="string" calcext:value-type="string">
            <text:p>TAPASWINEE BARIK</text:p>
          </table:table-cell>
          <table:table-cell office:value-type="float" office:value="21.5" calcext:value-type="float">
            <text:p>21.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1011029" calcext:value-type="float">
            <text:p>1441011029</text:p>
          </table:table-cell>
          <table:table-cell office:value-type="string" calcext:value-type="string">
            <text:p>MONIDEEPA BOS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1011041" calcext:value-type="float">
            <text:p>1441011041</text:p>
          </table:table-cell>
          <table:table-cell office:value-type="string" calcext:value-type="string">
            <text:p>JANMENJAYA SAHOO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1011045" calcext:value-type="float">
            <text:p>1441011045</text:p>
          </table:table-cell>
          <table:table-cell office:value-type="string" calcext:value-type="string">
            <text:p>SIDHANT PATTNAIK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1011051" calcext:value-type="float">
            <text:p>1441011051</text:p>
          </table:table-cell>
          <table:table-cell office:value-type="string" calcext:value-type="string">
            <text:p>SAMBIT ROUT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1011064" calcext:value-type="float">
            <text:p>1441011064</text:p>
          </table:table-cell>
          <table:table-cell office:value-type="string" calcext:value-type="string">
            <text:p>SOURAV BARAL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1011067" calcext:value-type="float">
            <text:p>1441011067</text:p>
          </table:table-cell>
          <table:table-cell office:value-type="string" calcext:value-type="string">
            <text:p>PRATYUSH PRASH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1011069" calcext:value-type="float">
            <text:p>1441011069</text:p>
          </table:table-cell>
          <table:table-cell office:value-type="string" calcext:value-type="string">
            <text:p>SOMMYAK GURU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1011078" calcext:value-type="float">
            <text:p>1441011078</text:p>
          </table:table-cell>
          <table:table-cell office:value-type="string" calcext:value-type="string">
            <text:p>ABINASH PANDA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1011094" calcext:value-type="float">
            <text:p>1441011094</text:p>
          </table:table-cell>
          <table:table-cell office:value-type="string" calcext:value-type="string">
            <text:p>SATYAJIT PRADHA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6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1011102" calcext:value-type="float">
            <text:p>1441011102</text:p>
          </table:table-cell>
          <table:table-cell office:value-type="string" calcext:value-type="string">
            <text:p>PUNENDU GAJENDRA MOHAPATR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1011105" calcext:value-type="float">
            <text:p>1441011105</text:p>
          </table:table-cell>
          <table:table-cell office:value-type="string" calcext:value-type="string">
            <text:p>HARAPRASAD ROUT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1011128" calcext:value-type="float">
            <text:p>1441011128</text:p>
          </table:table-cell>
          <table:table-cell office:value-type="string" calcext:value-type="string">
            <text:p>GITISH RANJAN SAMANTARA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1011140" calcext:value-type="float">
            <text:p>1441011140</text:p>
          </table:table-cell>
          <table:table-cell office:value-type="string" calcext:value-type="string">
            <text:p>ASWIMIN KUMAR PANDA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1011144" calcext:value-type="float">
            <text:p>1441011144</text:p>
          </table:table-cell>
          <table:table-cell office:value-type="string" calcext:value-type="string">
            <text:p>BISWA BHUSAN RATH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1011153" calcext:value-type="float">
            <text:p>1441011153</text:p>
          </table:table-cell>
          <table:table-cell office:value-type="string" calcext:value-type="string">
            <text:p>SHASANKA SEKHAR SWAIN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1011165" calcext:value-type="float">
            <text:p>1441011165</text:p>
          </table:table-cell>
          <table:table-cell office:value-type="string" calcext:value-type="string">
            <text:p>TANMAY KUMAR DEHURY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1011172" calcext:value-type="float">
            <text:p>1441011172</text:p>
          </table:table-cell>
          <table:table-cell office:value-type="string" calcext:value-type="string">
            <text:p>SATTISH KUMAR TRIPATH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1011185" calcext:value-type="float">
            <text:p>1441011185</text:p>
          </table:table-cell>
          <table:table-cell office:value-type="string" calcext:value-type="string">
            <text:p>DIBYA RANJAN JEN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1011196" calcext:value-type="float">
            <text:p>1441011196</text:p>
          </table:table-cell>
          <table:table-cell office:value-type="string" calcext:value-type="string">
            <text:p>ASHWINI ANAND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1011198" calcext:value-type="float">
            <text:p>1441011198</text:p>
          </table:table-cell>
          <table:table-cell office:value-type="string" calcext:value-type="string">
            <text:p>PRABHU NARAYAN PATTANA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1011204" calcext:value-type="float">
            <text:p>1441011204</text:p>
          </table:table-cell>
          <table:table-cell office:value-type="string" calcext:value-type="string">
            <text:p>SHANTANU KUMA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1011205" calcext:value-type="float">
            <text:p>1441011205</text:p>
          </table:table-cell>
          <table:table-cell office:value-type="string" calcext:value-type="string">
            <text:p>PRAVEEN HEMBRO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1011206" calcext:value-type="float">
            <text:p>1441011206</text:p>
          </table:table-cell>
          <table:table-cell office:value-type="string" calcext:value-type="string">
            <text:p>DENIS MINZ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1011207" calcext:value-type="float">
            <text:p>1441011207</text:p>
          </table:table-cell>
          <table:table-cell office:value-type="string" calcext:value-type="string">
            <text:p>BUDDHADEV TUD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1011211" calcext:value-type="float">
            <text:p>1441011211</text:p>
          </table:table-cell>
          <table:table-cell office:value-type="string" calcext:value-type="string">
            <text:p>MD SABIR ALAM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1011212" calcext:value-type="float">
            <text:p>1441011212</text:p>
          </table:table-cell>
          <table:table-cell office:value-type="string" calcext:value-type="string">
            <text:p>MD ARMAN KH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1011214" calcext:value-type="float">
            <text:p>1441011214</text:p>
          </table:table-cell>
          <table:table-cell office:value-type="string" calcext:value-type="string">
            <text:p>RUDRA PRASAD MALL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1011215" calcext:value-type="float">
            <text:p>1441011215</text:p>
          </table:table-cell>
          <table:table-cell office:value-type="string" calcext:value-type="string">
            <text:p>ANKIT KUMAR MALLICK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1011216" calcext:value-type="float">
            <text:p>1441011216</text:p>
          </table:table-cell>
          <table:table-cell office:value-type="string" calcext:value-type="string">
            <text:p>SASWAT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1011218" calcext:value-type="float">
            <text:p>1441011218</text:p>
          </table:table-cell>
          <table:table-cell office:value-type="string" calcext:value-type="string">
            <text:p>SHANTANU JAN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71076001" calcext:value-type="float">
            <text:p>1471076001</text:p>
          </table:table-cell>
          <table:table-cell office:value-type="string" calcext:value-type="string">
            <text:p>ABHIPSA NANDA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71076002" calcext:value-type="float">
            <text:p>1471076002</text:p>
          </table:table-cell>
          <table:table-cell office:value-type="string" calcext:value-type="string">
            <text:p>RIYA KARMAKAR</text:p>
          </table:table-cell>
          <table:table-cell office:value-type="float" office:value="14.5" calcext:value-type="float">
            <text:p>14.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71076006" calcext:value-type="float">
            <text:p>1471076006</text:p>
          </table:table-cell>
          <table:table-cell office:value-type="string" calcext:value-type="string">
            <text:p>SHREE NANDAN SAHOO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71076007" calcext:value-type="float">
            <text:p>1471076007</text:p>
          </table:table-cell>
          <table:table-cell office:value-type="string" calcext:value-type="string">
            <text:p>MOHIT PATEL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71076008" calcext:value-type="float">
            <text:p>1471076008</text:p>
          </table:table-cell>
          <table:table-cell office:value-type="string" calcext:value-type="string">
            <text:p>AMAR KUMAR SINGH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71076011" calcext:value-type="float">
            <text:p>1471076011</text:p>
          </table:table-cell>
          <table:table-cell office:value-type="string" calcext:value-type="string">
            <text:p>SAHABAZ KHAN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71076012" calcext:value-type="float">
            <text:p>1471076012</text:p>
          </table:table-cell>
          <table:table-cell office:value-type="string" calcext:value-type="string">
            <text:p>MANISH NATH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71076019" calcext:value-type="float">
            <text:p>1471076019</text:p>
          </table:table-cell>
          <table:table-cell office:value-type="string" calcext:value-type="string">
            <text:p>NABDEEP PATNAIK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71076020" calcext:value-type="float">
            <text:p>1471076020</text:p>
          </table:table-cell>
          <table:table-cell office:value-type="string" calcext:value-type="string">
            <text:p>SUBHAMSHREE SOUMYADARSHI MALLI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71076022" calcext:value-type="float">
            <text:p>1471076022</text:p>
          </table:table-cell>
          <table:table-cell office:value-type="string" calcext:value-type="string">
            <text:p>SONALIRANI PADHIARI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71086004" calcext:value-type="float">
            <text:p>1471086004</text:p>
          </table:table-cell>
          <table:table-cell office:value-type="string" calcext:value-type="string">
            <text:p>AMIT KUMAR JENA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71086005" calcext:value-type="float">
            <text:p>1471086005</text:p>
          </table:table-cell>
          <table:table-cell office:value-type="string" calcext:value-type="string">
            <text:p>SOUMYA RANJAN MOHANTY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71086007" calcext:value-type="float">
            <text:p>1471086007</text:p>
          </table:table-cell>
          <table:table-cell office:value-type="string" calcext:value-type="string">
            <text:p>SIBUN KUMA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ection_c.A1:section_c.AI5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 style:data-style-name="N2" text:time-value="13:53:56.0355764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7T14:02:54.620206917</dc:date>
    <meta:editing-duration>PT4H45M29S</meta:editing-duration>
    <meta:editing-cycles>30</meta:editing-cycles>
    <meta:generator>LibreOffice/5.1.4.2$Linux_X86_64 LibreOffice_project/10m0$Build-2</meta:generator>
    <meta:document-statistic meta:table-count="1" meta:cell-count="1750" meta:object-count="0"/>
  </office:meta>
</office:document-meta>
</file>